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4cm" fo:min-width="1.90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12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4.707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objectwithoutfill">
      <style:graphic-properties svg:stroke-width="0.051cm" draw:marker-start-width="0.507cm" draw:marker-end="Arrow" draw:marker-end-width="0.30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431cm" draw:marker-end="Arrow" draw:marker-end-width="0.40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weight-asian="normal"/>
    </style:style>
    <style:style style:name="P2" style:family="paragraph"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0pt" style:font-weight-asian="normal" style:font-size-complex="10pt"/>
    </style:style>
    <style:style style:name="P5" style:family="paragraph">
      <style:text-properties fo:font-size="12pt" style:font-weight-asian="normal"/>
    </style:style>
    <style:style style:name="P6" style:family="paragraph">
      <style:text-properties fo:font-size="12pt" style:font-size-asian="10pt" style:font-weight-asian="normal" style:font-size-complex="1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 style:font-size-asian="10pt" style:font-weight-asian="normal" style:font-size-complex="10pt"/>
    </style:style>
    <style:style style:name="T3" style:family="text">
      <style:text-properties style:font-name="Arial3" fo:font-size="12pt" style:font-name-asian="Arial3" style:font-size-asian="10pt" style:font-weight-asian="normal" style:font-name-complex="Arial3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07cm" svg:height="2.032cm" svg:x="3.159cm" svg:y="6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02cm" svg:height="0.725cm" svg:x="6.253cm" svg:y="8.276cm">
          <draw:text-box>
            <text:p><text:span text:style-name="T1">LIBSVM</text:span></text:p>
          </draw:text-box>
        </draw:frame>
        <draw:custom-shape draw:style-name="gr1" draw:text-style-name="P1" draw:layer="layout" svg:width="5.604cm" svg:height="2.159cm" svg:x="2.905cm" svg:y="11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397cm" svg:height="1.524cm" svg:x="5.064cm" svg:y="2.18cm">
          <text:p text:style-name="P3"><text:span text:style-name="T2">CSV</text:span></text:p>
          <draw:enhanced-geometry svg:viewBox="0 0 21600 21600" draw:glue-points="10800 0 0 10800 10800 21600 21600 10800" draw:text-areas="0 0 21600 ?f11" draw:type="paper" draw:modifiers="14717.2305271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4.064cm" svg:height="1.651cm" svg:x="3.64cm" svg:y="4.974cm">
          <text:p text:style-name="P3"><text:span text:style-name="T2">Format Conver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1.651cm" svg:x="4.274cm" svg:y="9.165cm">
          <text:p text:style-name="P3"><text:span text:style-name="T2">Grid Search for C and </text:span><text:span text:style-name="T3">γ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1.143cm" svg:x="4.191cm" svg:y="11.578cm">
          <text:p text:style-name="P3"><text:span text:style-name="T2">svm-train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02cm" svg:height="0.725cm" svg:x="6.334cm" svg:y="12.721cm">
          <draw:text-box>
            <text:p><text:span text:style-name="T1">LIBSVM</text:span></text:p>
          </draw:text-box>
        </draw:frame>
        <draw:line draw:style-name="gr5" draw:text-style-name="P1" draw:layer="layout" svg:x1="5.699cm" svg:y1="6.625cm" svg:x2="5.699cm" svg:y2="7.387cm">
          <text:p/>
        </draw:line>
        <draw:line draw:style-name="gr5" draw:text-style-name="P1" draw:layer="layout" svg:x1="5.718cm" svg:y1="3.704cm" svg:x2="5.718cm" svg:y2="4.974cm">
          <text:p/>
        </draw:line>
        <draw:frame draw:style-name="gr6" draw:text-style-name="P5" draw:layer="layout" svg:width="0.254cm" svg:height="1.187cm" svg:x="5.445cm" svg:y="4.72cm">
          <draw:text-box>
            <text:p/>
          </draw:text-box>
        </draw:frame>
        <draw:frame draw:style-name="gr4" draw:text-style-name="P6" draw:layer="layout" svg:width="2.966cm" svg:height="0.725cm" svg:x="5.718cm" svg:y="3.958cm">
          <draw:text-box>
            <text:p><text:span text:style-name="T2">Training data</text:span></text:p>
          </draw:text-box>
        </draw:frame>
        <draw:line draw:style-name="gr5" draw:text-style-name="P1" draw:layer="layout" svg:x1="7.112cm" svg:y1="12.086cm" svg:x2="9.652cm" svg:y2="12.086cm">
          <text:p/>
        </draw:line>
        <draw:custom-shape draw:style-name="gr7" draw:text-style-name="P1" draw:layer="layout" svg:width="0.889cm" svg:height="1.143cm" svg:x="9.652cm" svg:y="11.4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2.458cm" svg:height="0.725cm" svg:x="8.856cm" svg:y="10.816cm">
          <draw:text-box>
            <text:p><text:span text:style-name="T2">Model File</text:span></text:p>
          </draw:text-box>
        </draw:frame>
        <draw:frame draw:style-name="gr9" draw:text-style-name="P6" draw:layer="layout" svg:width="5.349cm" svg:height="1.106cm" svg:x="3.032cm" svg:y="13.864cm">
          <draw:text-box>
            <text:p><text:span text:style-name="T2">Cross-validation accuracy</text:span></text:p>
          </draw:text-box>
        </draw:frame>
        <draw:frame draw:style-name="gr10" draw:text-style-name="P7" draw:layer="layout" svg:width="4.191cm" svg:height="0.885cm" svg:x="3.821cm" svg:y="1.518cm">
          <draw:text-box>
            <text:p><text:span text:style-name="T4">Sample Population</text:span></text:p>
          </draw:text-box>
        </draw:frame>
        <draw:line draw:style-name="gr11" draw:text-style-name="P1" draw:layer="layout" svg:x1="5.715cm" svg:y1="10.816cm" svg:x2="5.715cm" svg:y2="11.578cm">
          <text:p/>
        </draw:line>
        <draw:custom-shape draw:style-name="gr3" draw:text-style-name="P4" draw:layer="layout" svg:width="2.667cm" svg:height="1.016cm" svg:x="4.302cm" svg:y="7.387cm">
          <text:p text:style-name="P3"><text:span text:style-name="T2">svm-sca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653cm" svg:y1="8.376cm" svg:x2="5.653cm" svg:y2="9.138cm">
          <text:p/>
        </draw:line>
        <draw:line draw:style-name="gr12" draw:text-style-name="P8" draw:layer="layout" svg:x1="6.969cm" svg:y1="7.768cm" svg:x2="9.636cm" svg:y2="7.768cm">
          <text:p/>
        </draw:line>
        <draw:custom-shape draw:style-name="gr7" draw:text-style-name="P4" draw:layer="layout" svg:width="1.397cm" svg:height="1.524cm" svg:x="9.636cm" svg:y="7.133cm">
          <text:p text:style-name="P3"><text:span text:style-name="T2"/></text:p>
          <draw:enhanced-geometry svg:viewBox="0 0 21600 21600" draw:glue-points="10800 0 0 10800 10800 21600 21600 10800" draw:text-areas="0 0 21600 ?f11" draw:type="paper" draw:modifiers="14717.2305271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6" draw:layer="layout" svg:width="2.551cm" svg:height="0.725cm" svg:x="9.001cm" svg:y="6.498cm">
          <draw:text-box>
            <text:p><text:span text:style-name="T2">Range File</text:span></text:p>
          </draw:text-box>
        </draw:frame>
        <draw:line draw:style-name="gr11" draw:text-style-name="P1" draw:layer="layout" svg:x1="5.699cm" svg:y1="12.721cm" svg:x2="5.699cm" svg:y2="13.991cm">
          <text:p/>
        </draw:line>
        <draw:custom-shape draw:style-name="gr1" draw:text-style-name="P1" draw:layer="layout" svg:width="5.307cm" svg:height="4.037cm" svg:x="13.199cm" svg:y="19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397cm" svg:height="1.524cm" svg:x="15.204cm" svg:y="14.97cm">
          <text:p text:style-name="P3"><text:span text:style-name="T2">CSV</text:span></text:p>
          <draw:enhanced-geometry svg:viewBox="0 0 21600 21600" draw:glue-points="10800 0 0 10800 10800 21600 21600 10800" draw:text-areas="0 0 21600 ?f11" draw:type="paper" draw:modifiers="14717.2305271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4.064cm" svg:height="1.651cm" svg:x="13.78cm" svg:y="17.437cm">
          <text:p text:style-name="P3"><text:span text:style-name="T2">Format Convers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839cm" svg:y1="19.088cm" svg:x2="15.839cm" svg:y2="19.85cm">
          <text:p/>
        </draw:line>
        <draw:line draw:style-name="gr5" draw:text-style-name="P1" draw:layer="layout" svg:x1="15.839cm" svg:y1="16.521cm" svg:x2="15.858cm" svg:y2="17.437cm">
          <text:p/>
        </draw:line>
        <draw:frame draw:style-name="gr6" draw:text-style-name="P5" draw:layer="layout" svg:width="0.254cm" svg:height="1.187cm" svg:x="15.585cm" svg:y="17.183cm">
          <draw:text-box>
            <text:p/>
          </draw:text-box>
        </draw:frame>
        <draw:frame draw:style-name="gr4" draw:text-style-name="P6" draw:layer="layout" svg:width="2.229cm" svg:height="0.725cm" svg:x="15.858cm" svg:y="16.421cm">
          <draw:text-box>
            <text:p><text:span text:style-name="T2">Test data</text:span></text:p>
          </draw:text-box>
        </draw:frame>
        <draw:custom-shape draw:style-name="gr3" draw:text-style-name="P4" draw:layer="layout" svg:width="2.667cm" svg:height="1.016cm" svg:x="14.442cm" svg:y="19.85cm">
          <text:p text:style-name="P3"><text:span text:style-name="T2">svm-sca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793cm" svg:y1="20.839cm" svg:x2="15.793cm" svg:y2="21.601cm">
          <text:p/>
        </draw:line>
        <draw:line draw:style-name="gr12" draw:text-style-name="P8" draw:layer="layout" svg:x1="11.775cm" svg:y1="20.331cm" svg:x2="14.442cm" svg:y2="20.331cm">
          <text:p/>
        </draw:line>
        <draw:custom-shape draw:style-name="gr7" draw:text-style-name="P4" draw:layer="layout" svg:width="1.397cm" svg:height="1.524cm" svg:x="10.367cm" svg:y="19.442cm">
          <text:p/>
          <draw:enhanced-geometry svg:viewBox="0 0 21600 21600" draw:glue-points="10800 0 0 10800 10800 21600 21600 10800" draw:text-areas="0 0 21600 ?f11" draw:type="paper" draw:modifiers="14717.2305271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6" draw:layer="layout" svg:width="2.551cm" svg:height="0.725cm" svg:x="9.732cm" svg:y="18.807cm">
          <draw:text-box>
            <text:p><text:span text:style-name="T2">Range File</text:span></text:p>
          </draw:text-box>
        </draw:frame>
        <draw:custom-shape draw:style-name="gr3" draw:text-style-name="P4" draw:layer="layout" svg:width="2.921cm" svg:height="1.143cm" svg:x="14.231cm" svg:y="21.636cm">
          <text:p text:style-name="P3"><text:span text:style-name="T2">svm-predic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02cm" svg:height="0.725cm" svg:x="16.374cm" svg:y="22.779cm">
          <draw:text-box>
            <text:p><text:span text:style-name="T1">LIBSVM</text:span></text:p>
          </draw:text-box>
        </draw:frame>
        <draw:line draw:style-name="gr5" draw:text-style-name="P1" draw:layer="layout" svg:x1="11.775cm" svg:y1="22.363cm" svg:x2="14.315cm" svg:y2="22.363cm">
          <text:p/>
        </draw:line>
        <draw:custom-shape draw:style-name="gr7" draw:text-style-name="P1" draw:layer="layout" svg:width="0.889cm" svg:height="1.143cm" svg:x="10.621cm" svg:y="21.9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6" draw:layer="layout" svg:width="2.458cm" svg:height="0.725cm" svg:x="9.825cm" svg:y="21.347cm">
          <draw:text-box>
            <text:p><text:span text:style-name="T2">Model File</text:span></text:p>
          </draw:text-box>
        </draw:frame>
        <draw:custom-shape draw:style-name="gr7" draw:text-style-name="P4" draw:layer="layout" svg:width="1.397cm" svg:height="1.524cm" svg:x="15.13cm" svg:y="23.73cm">
          <text:p/>
          <draw:enhanced-geometry svg:viewBox="0 0 21600 21600" draw:glue-points="10800 0 0 10800 10800 21600 21600 10800" draw:text-areas="0 0 21600 ?f11" draw:type="paper" draw:modifiers="14717.2305271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6" draw:layer="layout" svg:width="2.623cm" svg:height="0.725cm" svg:x="16.411cm" svg:y="24.021cm">
          <draw:text-box>
            <text:p><text:span text:style-name="T2">Predict File</text:span></text:p>
          </draw:text-box>
        </draw:frame>
        <draw:line draw:style-name="gr12" draw:text-style-name="P8" draw:layer="layout" svg:x1="15.776cm" svg:y1="22.779cm" svg:x2="15.776cm" svg:y2="23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7T03:55:54.222101330</meta:creation-date>
    <dc:date>2014-04-17T06:29:06.523324212</dc:date>
    <meta:editing-duration>PT9M34S</meta:editing-duration>
    <meta:editing-cycles>10</meta:editing-cycles>
    <meta:generator>LibreOffice/4.1.4.2$Linux_X86_64 LibreOffice_project/410m0$Build-2</meta:generator>
    <meta:document-statistic meta:object-count="44"/>
  </office:meta>
</office:document-meta>
</file>